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era5120.comp" table:style-name="ta1">
        <table:shapes>
          <draw:frame draw:z-index="0" draw:style-name="gr1" draw:text-style-name="P1" svg:width="23.842cm" svg:height="11.448cm" svg:x="9.196cm" svg:y="2.417cm">
            <draw:object draw:notify-on-update-of-ranges="'camera5120.comp'.A1:'camera5120.comp'.A18 'camera5120.comp'.B1:'camera5120.comp'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2.51188336097887" calcext:value-type="float">
            <text:p>2.511883361</text:p>
          </table:table-cell>
          <table:table-cell office:value-type="float" office:value="325" calcext:value-type="float">
            <text:p>325</text:p>
          </table:table-cell>
          <table:table-cell table:formula="of:=[.A1]*[.C1]"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formula="of:=SUM([.D1:.D18])/SUM([.C1:.C18])" office:value-type="float" office:value="2.18337756807235" calcext:value-type="float">
            <text:p>2.1833775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3.81544491624435" calcext:value-type="float">
            <text:p>3.8154449162</text:p>
          </table:table-cell>
          <table:table-cell office:value-type="float" office:value="6538" calcext:value-type="float">
            <text:p>6538</text:p>
          </table:table-cell>
          <table:table-cell table:formula="of:=[.A2]*[.C2]" office:value-type="float" office:value="6538" calcext:value-type="float">
            <text:p>6538</text:p>
          </table:table-cell>
          <table:table-cell/>
          <table:table-cell office:value-type="string" calcext:value-type="string">
            <text:p>stdev</text:p>
          </table:table-cell>
          <table:table-cell table:formula="of:=STDEV([.C1:.C18])" office:value-type="float" office:value="2257.07285712113" calcext:value-type="float">
            <text:p>2257.0728571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8367670473942" calcext:value-type="float">
            <text:p>3.8367670474</text:p>
          </table:table-cell>
          <table:table-cell office:value-type="float" office:value="6867" calcext:value-type="float">
            <text:p>6867</text:p>
          </table:table-cell>
          <table:table-cell table:formula="of:=[.A3]*[.C3]" office:value-type="float" office:value="13734" calcext:value-type="float">
            <text:p>1373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61341894503457" calcext:value-type="float">
            <text:p>3.613418945</text:p>
          </table:table-cell>
          <table:table-cell office:value-type="float" office:value="4106" calcext:value-type="float">
            <text:p>4106</text:p>
          </table:table-cell>
          <table:table-cell table:formula="of:=[.A4]*[.C4]" office:value-type="float" office:value="12318" calcext:value-type="float">
            <text:p>123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3.18892848376085" calcext:value-type="float">
            <text:p>3.1889284838</text:p>
          </table:table-cell>
          <table:table-cell office:value-type="float" office:value="1545" calcext:value-type="float">
            <text:p>1545</text:p>
          </table:table-cell>
          <table:table-cell table:formula="of:=[.A5]*[.C5]" office:value-type="float" office:value="6180" calcext:value-type="float">
            <text:p>618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72098574415374" calcext:value-type="float">
            <text:p>2.7209857442</text:p>
          </table:table-cell>
          <table:table-cell office:value-type="float" office:value="526" calcext:value-type="float">
            <text:p>526</text:p>
          </table:table-cell>
          <table:table-cell table:formula="of:=[.A6]*[.C6]"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2.38201704257487" calcext:value-type="float">
            <text:p>2.3820170426</text:p>
          </table:table-cell>
          <table:table-cell office:value-type="float" office:value="241" calcext:value-type="float">
            <text:p>241</text:p>
          </table:table-cell>
          <table:table-cell table:formula="of:=[.A7]*[.C7]"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  <table:table-cell table:formula="of:=[.A8]*[.C8]"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9]*[.C9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10]*[.C10]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  <table:table-cell table:formula="of:=[.A11]*[.C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C1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  <table:table-cell table:formula="of:=[.A13]*[.C13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C14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  <table:table-cell table:formula="of:=[.A14]*[.C14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C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5]*[.C1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C16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C17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  <table:table-cell table:formula="of:=[.A17]*[.C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C1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8]*[.C18]"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24:55.536573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7:25:40.293702551</dc:date>
    <dc:creator>patrick </dc:creator>
    <meta:editing-duration>PT13M42S</meta:editing-duration>
    <meta:editing-cycles>4</meta:editing-cycles>
    <meta:generator>LibreOffice/4.3.3.2$Linux_X86_64 LibreOffice_project/43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43cm" svg:height="11.449cm" xlink:href=".." xlink:type="simple" chart:class="chart:bar" chart:style-name="ch1">
        <chart:plot-area chart:style-name="ch2" table:cell-range-address="'camera5120.comp'.A1:'camera5120.comp'.B18" chart:data-source-has-labels="column" svg:x="1.487cm" svg:y="0.228cm" svg:width="21.88cm" svg:height="10.012cm">
          <chartooo:coordinate-region svg:x="2.214cm" svg:y="0.427cm" svg:width="21.153cm" svg:height="9.166cm"/>
          <chart:axis chart:dimension="x" chart:name="primary-x" chart:style-name="ch3" chartooo:axis-type="auto">
            <chartooo:date-scale/>
            <chart:title svg:x="11.682cm" svg:y="10.468cm" chart:style-name="ch4">
              <text:p>repeating</text:p>
            </chart:title>
            <chart:categories table:cell-range-address="'camera5120.comp'.A1:'camera5120.comp'.A18"/>
          </chart:axis>
          <chart:axis chart:dimension="y" chart:name="primary-y" chart:style-name="ch5">
            <chart:title svg:x="0.451cm" svg:y="6.508cm" chart:style-name="ch6">
              <text:p>frequencies (log)</text:p>
            </chart:title>
            <chart:grid chart:style-name="ch7" chart:class="major"/>
          </chart:axis>
          <chart:series chart:style-name="ch8" chart:values-cell-range-address="'camera5120.comp'.B1:'camera5120.comp'.B18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mera5120.comp'.A1:'camera5120.comp'.A18</svg:desc>
                </draw:g>
              </table:table-cell>
              <table:table-cell office:value-type="float" office:value="2.51188336097887">
                <text:p>2.51188336097887</text:p>
                <draw:g>
                  <svg:desc>'camera5120.comp'.B1:'camera5120.comp'.B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81544491624435">
                <text:p>3.815444916244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367670473942">
                <text:p>3.83676704739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61341894503457">
                <text:p>3.613418945034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8892848376085">
                <text:p>3.188928483760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2098574415374">
                <text:p>2.720985744153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8201704257487">
                <text:p>2.3820170425748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